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391e" officeooo:paragraph-rsid="001f391e" style:font-weight-asian="bold" style:font-weight-complex="bold"/>
    </style:style>
    <style:style style:name="P2" style:family="paragraph" style:parent-style-name="Standard">
      <style:text-properties fo:font-weight="bold" officeooo:rsid="0020bff9" officeooo:paragraph-rsid="0020bff9" style:font-weight-asian="bold" style:font-weight-complex="bold"/>
    </style:style>
    <style:style style:name="P3" style:family="paragraph" style:parent-style-name="Standard">
      <style:text-properties fo:font-weight="bold" officeooo:rsid="0020bff9" officeooo:paragraph-rsid="002225f7" style:font-weight-asian="bold" style:font-weight-complex="bold"/>
    </style:style>
    <style:style style:name="P4" style:family="paragraph" style:parent-style-name="Standard">
      <style:text-properties fo:font-weight="bold" officeooo:rsid="002225f7" officeooo:paragraph-rsid="002225f7" style:font-weight-asian="bold" style:font-weight-complex="bold"/>
    </style:style>
    <style:style style:name="P5" style:family="paragraph" style:parent-style-name="Standard">
      <style:text-properties fo:font-weight="bold" officeooo:rsid="0023d26d" officeooo:paragraph-rsid="0023d26d" style:font-weight-asian="bold" style:font-weight-complex="bold"/>
    </style:style>
    <style:style style:name="P6" style:family="paragraph" style:parent-style-name="Standard">
      <style:text-properties fo:font-weight="bold" officeooo:rsid="003d7262" officeooo:paragraph-rsid="003d7262" style:font-weight-asian="bold" style:font-weight-complex="bold"/>
    </style:style>
    <style:style style:name="P7" style:family="paragraph" style:parent-style-name="Standard">
      <style:text-properties fo:font-weight="bold" officeooo:rsid="0048e423" officeooo:paragraph-rsid="0048e423" style:font-weight-asian="bold" style:font-weight-complex="bold"/>
    </style:style>
    <style:style style:name="P8" style:family="paragraph" style:parent-style-name="Standard">
      <style:text-properties fo:font-weight="bold" officeooo:rsid="004cf0b9" officeooo:paragraph-rsid="004cf0b9" style:font-weight-asian="bold" style:font-weight-complex="bold"/>
    </style:style>
    <style:style style:name="P9" style:family="paragraph" style:parent-style-name="Standard">
      <style:text-properties fo:font-weight="bold" officeooo:rsid="0055eac5" officeooo:paragraph-rsid="0055eac5" style:font-weight-asian="bold" style:font-weight-complex="bold"/>
    </style:style>
    <style:style style:name="P10" style:family="paragraph" style:parent-style-name="Standard">
      <style:text-properties fo:font-weight="bold" officeooo:rsid="005d916a" officeooo:paragraph-rsid="005d916a" style:font-weight-asian="bold" style:font-weight-complex="bold"/>
    </style:style>
    <style:style style:name="P11" style:family="paragraph" style:parent-style-name="Standard">
      <style:text-properties fo:font-weight="bold" officeooo:rsid="005f2f9c" officeooo:paragraph-rsid="005f2f9c" style:font-weight-asian="bold" style:font-weight-complex="bold"/>
    </style:style>
    <style:style style:name="P12" style:family="paragraph" style:parent-style-name="Standard">
      <style:text-properties fo:font-weight="bold" officeooo:rsid="00606b37" officeooo:paragraph-rsid="00606b37" style:font-weight-asian="bold" style:font-weight-complex="bold"/>
    </style:style>
    <style:style style:name="P13" style:family="paragraph" style:parent-style-name="Standard">
      <style:text-properties fo:font-weight="bold" officeooo:rsid="0062629b" officeooo:paragraph-rsid="0062629b" style:font-weight-asian="bold" style:font-weight-complex="bold"/>
    </style:style>
    <style:style style:name="P14" style:family="paragraph" style:parent-style-name="Standard">
      <style:text-properties fo:font-weight="bold" officeooo:rsid="006459c7" officeooo:paragraph-rsid="006459c7" style:font-weight-asian="bold" style:font-weight-complex="bold"/>
    </style:style>
    <style:style style:name="P15" style:family="paragraph" style:parent-style-name="Standard">
      <style:text-properties fo:font-weight="bold" officeooo:rsid="006a3d43" officeooo:paragraph-rsid="006a3d43" style:font-weight-asian="bold" style:font-weight-complex="bold"/>
    </style:style>
    <style:style style:name="P16" style:family="paragraph" style:parent-style-name="Standard">
      <style:text-properties fo:font-weight="bold" officeooo:rsid="006d8d25" officeooo:paragraph-rsid="006d8d25" style:font-weight-asian="bold" style:font-weight-complex="bold"/>
    </style:style>
    <style:style style:name="P17" style:family="paragraph" style:parent-style-name="Standard">
      <style:text-properties fo:font-weight="bold" officeooo:rsid="007410b2" officeooo:paragraph-rsid="007410b2" style:font-weight-asian="bold" style:font-weight-complex="bold"/>
    </style:style>
    <style:style style:name="P18" style:family="paragraph" style:parent-style-name="Standard">
      <style:text-properties fo:font-weight="bold" officeooo:rsid="00775fd5" officeooo:paragraph-rsid="00775fd5" style:font-weight-asian="bold" style:font-weight-complex="bold"/>
    </style:style>
    <style:style style:name="P19" style:family="paragraph" style:parent-style-name="Standard">
      <style:text-properties fo:font-weight="bold" officeooo:rsid="00785ece" officeooo:paragraph-rsid="00785ece" style:font-weight-asian="bold" style:font-weight-complex="bold"/>
    </style:style>
    <style:style style:name="P20" style:family="paragraph" style:parent-style-name="Standard">
      <style:text-properties fo:font-weight="bold" officeooo:rsid="007908c3" officeooo:paragraph-rsid="007908c3" style:font-weight-asian="bold" style:font-weight-complex="bold"/>
    </style:style>
    <style:style style:name="P21" style:family="paragraph" style:parent-style-name="Standard">
      <style:text-properties fo:font-weight="bold" officeooo:rsid="007a2399" officeooo:paragraph-rsid="007a2399" style:font-weight-asian="bold" style:font-weight-complex="bold"/>
    </style:style>
    <style:style style:name="P22" style:family="paragraph" style:parent-style-name="Standard">
      <style:text-properties fo:font-weight="bold" officeooo:rsid="007bb9f3" officeooo:paragraph-rsid="007bb9f3" style:font-weight-asian="bold" style:font-weight-complex="bold"/>
    </style:style>
    <style:style style:name="P23" style:family="paragraph" style:parent-style-name="Standard">
      <style:text-properties fo:font-weight="bold" officeooo:rsid="007c2a23" officeooo:paragraph-rsid="007c2a23" style:font-weight-asian="bold" style:font-weight-complex="bold"/>
    </style:style>
    <style:style style:name="P24" style:family="paragraph" style:parent-style-name="Standard">
      <style:text-properties fo:font-weight="bold" officeooo:rsid="007db12e" officeooo:paragraph-rsid="007db12e" style:font-weight-asian="bold" style:font-weight-complex="bold"/>
    </style:style>
    <style:style style:name="P25" style:family="paragraph" style:parent-style-name="Standard">
      <style:text-properties fo:font-weight="bold" officeooo:rsid="007e9781" officeooo:paragraph-rsid="007e9781" style:font-weight-asian="bold" style:font-weight-complex="bold"/>
    </style:style>
    <style:style style:name="P26" style:family="paragraph" style:parent-style-name="Standard">
      <style:text-properties fo:font-weight="bold" officeooo:rsid="00812154" officeooo:paragraph-rsid="00812154" style:font-weight-asian="bold" style:font-weight-complex="bold"/>
    </style:style>
    <style:style style:name="P27" style:family="paragraph" style:parent-style-name="Standard">
      <style:text-properties fo:font-weight="bold" officeooo:rsid="00827b9e" officeooo:paragraph-rsid="00827b9e" style:font-weight-asian="bold" style:font-weight-complex="bold"/>
    </style:style>
    <style:style style:name="P28" style:family="paragraph" style:parent-style-name="Standard">
      <style:text-properties fo:font-weight="bold" officeooo:rsid="00831f82" officeooo:paragraph-rsid="00831f82" style:font-weight-asian="bold" style:font-weight-complex="bold"/>
    </style:style>
    <style:style style:name="P29" style:family="paragraph" style:parent-style-name="Standard">
      <style:text-properties fo:font-weight="bold" officeooo:rsid="0083db39" officeooo:paragraph-rsid="0083db39" style:font-weight-asian="bold" style:font-weight-complex="bold"/>
    </style:style>
    <style:style style:name="P30" style:family="paragraph" style:parent-style-name="Standard">
      <style:text-properties fo:font-weight="normal" officeooo:rsid="001f391e" officeooo:paragraph-rsid="001f391e" style:font-weight-asian="normal" style:font-weight-complex="normal"/>
    </style:style>
    <style:style style:name="P31" style:family="paragraph" style:parent-style-name="Standard">
      <style:text-properties fo:font-weight="normal" officeooo:rsid="002086b8" officeooo:paragraph-rsid="002086b8" style:font-weight-asian="normal" style:font-weight-complex="normal"/>
    </style:style>
    <style:style style:name="P32" style:family="paragraph" style:parent-style-name="Standard">
      <style:text-properties fo:font-weight="normal" officeooo:rsid="0020bff9" officeooo:paragraph-rsid="0020bff9" style:font-weight-asian="normal" style:font-weight-complex="normal"/>
    </style:style>
    <style:style style:name="P33" style:family="paragraph" style:parent-style-name="Standard">
      <style:text-properties fo:font-weight="normal" officeooo:rsid="002225f7" officeooo:paragraph-rsid="002225f7" style:font-weight-asian="normal" style:font-weight-complex="normal"/>
    </style:style>
    <style:style style:name="P34" style:family="paragraph" style:parent-style-name="Standard">
      <style:text-properties fo:font-weight="normal" officeooo:rsid="003927bf" officeooo:paragraph-rsid="003927bf" style:font-weight-asian="normal" style:font-weight-complex="normal"/>
    </style:style>
    <style:style style:name="P35" style:family="paragraph" style:parent-style-name="Standard">
      <style:text-properties fo:font-weight="normal" officeooo:rsid="0039ab55" officeooo:paragraph-rsid="0039ab55" style:font-weight-asian="normal" style:font-weight-complex="normal"/>
    </style:style>
    <style:style style:name="P36" style:family="paragraph" style:parent-style-name="Standard">
      <style:text-properties fo:font-weight="normal" officeooo:rsid="003f5ace" officeooo:paragraph-rsid="003f5ace" style:font-weight-asian="normal" style:font-weight-complex="normal"/>
    </style:style>
    <style:style style:name="P37" style:family="paragraph" style:parent-style-name="Standard">
      <style:text-properties fo:font-weight="normal" officeooo:rsid="00457ebe" officeooo:paragraph-rsid="00457ebe" style:font-weight-asian="normal" style:font-weight-complex="normal"/>
    </style:style>
    <style:style style:name="P38" style:family="paragraph" style:parent-style-name="Standard">
      <style:text-properties fo:font-weight="normal" officeooo:rsid="00463f39" officeooo:paragraph-rsid="00463f39" style:font-weight-asian="normal" style:font-weight-complex="normal"/>
    </style:style>
    <style:style style:name="P39" style:family="paragraph" style:parent-style-name="Standard">
      <style:text-properties fo:font-weight="normal" officeooo:rsid="004cf0b9" officeooo:paragraph-rsid="004cf0b9" style:font-weight-asian="normal" style:font-weight-complex="normal"/>
    </style:style>
    <style:style style:name="P40" style:family="paragraph" style:parent-style-name="Standard">
      <style:text-properties fo:font-weight="normal" officeooo:rsid="004f381c" officeooo:paragraph-rsid="004f381c" style:font-weight-asian="normal" style:font-weight-complex="normal"/>
    </style:style>
    <style:style style:name="P41" style:family="paragraph" style:parent-style-name="Standard">
      <style:text-properties fo:font-weight="normal" officeooo:rsid="00553b01" officeooo:paragraph-rsid="00553b01" style:font-weight-asian="normal" style:font-weight-complex="normal"/>
    </style:style>
    <style:style style:name="P42" style:family="paragraph" style:parent-style-name="Standard">
      <style:text-properties fo:font-weight="normal" officeooo:rsid="005e5f54" officeooo:paragraph-rsid="005e5f54" style:font-weight-asian="normal" style:font-weight-complex="normal"/>
    </style:style>
    <style:style style:name="P43" style:family="paragraph" style:parent-style-name="Standard">
      <style:text-properties fo:font-weight="normal" officeooo:rsid="005f2f9c" officeooo:paragraph-rsid="005f2f9c" style:font-weight-asian="normal" style:font-weight-complex="normal"/>
    </style:style>
    <style:style style:name="P44" style:family="paragraph" style:parent-style-name="Standard">
      <style:text-properties fo:font-weight="normal" officeooo:rsid="005f77a5" officeooo:paragraph-rsid="005f77a5" style:font-weight-asian="normal" style:font-weight-complex="normal"/>
    </style:style>
    <style:style style:name="P45" style:family="paragraph" style:parent-style-name="Standard">
      <style:text-properties fo:font-weight="normal" officeooo:rsid="00606b37" officeooo:paragraph-rsid="00606b37" style:font-weight-asian="normal" style:font-weight-complex="normal"/>
    </style:style>
    <style:style style:name="P46" style:family="paragraph" style:parent-style-name="Standard">
      <style:text-properties fo:font-weight="normal" officeooo:rsid="006d8d25" officeooo:paragraph-rsid="006d8d25" style:font-weight-asian="normal" style:font-weight-complex="normal"/>
    </style:style>
    <style:style style:name="P47" style:family="paragraph" style:parent-style-name="Standard">
      <style:text-properties fo:font-weight="normal" officeooo:rsid="006ea95f" officeooo:paragraph-rsid="006ea95f" style:font-weight-asian="normal" style:font-weight-complex="normal"/>
    </style:style>
    <style:style style:name="P48" style:family="paragraph" style:parent-style-name="Standard">
      <style:text-properties fo:font-weight="normal" officeooo:rsid="00775fd5" officeooo:paragraph-rsid="00775fd5" style:font-weight-asian="normal" style:font-weight-complex="normal"/>
    </style:style>
    <style:style style:name="P49" style:family="paragraph" style:parent-style-name="Standard">
      <style:text-properties fo:font-weight="normal" officeooo:rsid="00785ece" officeooo:paragraph-rsid="00785ece" style:font-weight-asian="normal" style:font-weight-complex="normal"/>
    </style:style>
    <style:style style:name="P50" style:family="paragraph" style:parent-style-name="Standard">
      <style:text-properties fo:font-weight="normal" officeooo:rsid="007908c3" officeooo:paragraph-rsid="007908c3" style:font-weight-asian="normal" style:font-weight-complex="normal"/>
    </style:style>
    <style:style style:name="P51" style:family="paragraph" style:parent-style-name="Standard">
      <style:text-properties fo:font-weight="normal" officeooo:rsid="007a2399" officeooo:paragraph-rsid="007a2399" style:font-weight-asian="normal" style:font-weight-complex="normal"/>
    </style:style>
    <style:style style:name="P52" style:family="paragraph" style:parent-style-name="Standard">
      <style:text-properties fo:font-weight="normal" officeooo:rsid="007bb9f3" officeooo:paragraph-rsid="007bb9f3" style:font-weight-asian="normal" style:font-weight-complex="normal"/>
    </style:style>
    <style:style style:name="P53" style:family="paragraph" style:parent-style-name="Standard">
      <style:text-properties fo:font-weight="normal" officeooo:rsid="007db12e" officeooo:paragraph-rsid="007db12e" style:font-weight-asian="normal" style:font-weight-complex="normal"/>
    </style:style>
    <style:style style:name="P54" style:family="paragraph" style:parent-style-name="Standard">
      <style:text-properties fo:font-weight="normal" officeooo:rsid="007e9781" officeooo:paragraph-rsid="007e9781" style:font-weight-asian="normal" style:font-weight-complex="normal"/>
    </style:style>
    <style:style style:name="P55" style:family="paragraph" style:parent-style-name="Standard">
      <style:text-properties fo:font-weight="normal" officeooo:rsid="007f57d9" officeooo:paragraph-rsid="007f57d9" style:font-weight-asian="normal" style:font-weight-complex="normal"/>
    </style:style>
    <style:style style:name="P56" style:family="paragraph" style:parent-style-name="Standard">
      <style:text-properties fo:font-weight="normal" officeooo:rsid="008029cc" officeooo:paragraph-rsid="008029cc" style:font-weight-asian="normal" style:font-weight-complex="normal"/>
    </style:style>
    <style:style style:name="P57" style:family="paragraph" style:parent-style-name="Standard">
      <style:text-properties fo:font-weight="normal" officeooo:rsid="00827b9e" officeooo:paragraph-rsid="00827b9e" style:font-weight-asian="normal" style:font-weight-complex="normal"/>
    </style:style>
    <style:style style:name="P58" style:family="paragraph" style:parent-style-name="Standard">
      <style:text-properties fo:font-weight="normal" officeooo:rsid="00831f82" officeooo:paragraph-rsid="00831f82" style:font-weight-asian="normal" style:font-weight-complex="normal"/>
    </style:style>
    <style:style style:name="P59" style:family="paragraph" style:parent-style-name="Standard">
      <style:text-properties fo:font-weight="normal" officeooo:rsid="0083db39" officeooo:paragraph-rsid="0083db39" style:font-weight-asian="normal" style:font-weight-complex="normal"/>
    </style:style>
    <style:style style:name="P60" style:family="paragraph" style:parent-style-name="Standard">
      <style:text-properties officeooo:paragraph-rsid="002225f7"/>
    </style:style>
    <style:style style:name="P61" style:family="paragraph" style:parent-style-name="Standard">
      <style:text-properties officeooo:paragraph-rsid="00276917"/>
    </style:style>
    <style:style style:name="P62" style:family="paragraph" style:parent-style-name="Standard">
      <style:text-properties officeooo:paragraph-rsid="002c0dcf"/>
    </style:style>
    <style:style style:name="P63" style:family="paragraph" style:parent-style-name="Standard">
      <style:text-properties officeooo:paragraph-rsid="0039ab55"/>
    </style:style>
    <style:style style:name="P64" style:family="paragraph" style:parent-style-name="Standard">
      <style:text-properties officeooo:paragraph-rsid="003927bf"/>
    </style:style>
    <style:style style:name="P65" style:family="paragraph" style:parent-style-name="Standard">
      <style:text-properties officeooo:rsid="003f5ace" officeooo:paragraph-rsid="003f5ace"/>
    </style:style>
    <style:style style:name="P66" style:family="paragraph" style:parent-style-name="Standard">
      <style:text-properties officeooo:paragraph-rsid="00517f93"/>
    </style:style>
    <style:style style:name="P67" style:family="paragraph" style:parent-style-name="Standard">
      <style:text-properties officeooo:paragraph-rsid="00575f09"/>
    </style:style>
    <style:style style:name="P68" style:family="paragraph" style:parent-style-name="Standard">
      <style:text-properties officeooo:paragraph-rsid="00590a9c"/>
    </style:style>
    <style:style style:name="P69" style:family="paragraph" style:parent-style-name="Standard">
      <style:text-properties officeooo:paragraph-rsid="0062e14d"/>
    </style:style>
    <style:style style:name="P70" style:family="paragraph" style:parent-style-name="Standard">
      <style:text-properties officeooo:paragraph-rsid="006459c7"/>
    </style:style>
    <style:style style:name="P71" style:family="paragraph" style:parent-style-name="Standard">
      <style:text-properties officeooo:paragraph-rsid="006f0e99"/>
    </style:style>
    <style:style style:name="P72" style:family="paragraph" style:parent-style-name="Standard">
      <style:text-properties officeooo:paragraph-rsid="0070ce12"/>
    </style:style>
    <style:style style:name="P73" style:family="paragraph" style:parent-style-name="Standard">
      <style:text-properties officeooo:paragraph-rsid="00710331"/>
    </style:style>
    <style:style style:name="P74" style:family="paragraph" style:parent-style-name="Standard">
      <style:text-properties officeooo:paragraph-rsid="007c2a23"/>
    </style:style>
    <style:style style:name="T1" style:family="text">
      <style:text-properties officeooo:rsid="0020bff9"/>
    </style:style>
    <style:style style:name="T2" style:family="text">
      <style:text-properties officeooo:rsid="0023d26d"/>
    </style:style>
    <style:style style:name="T3" style:family="text">
      <style:text-properties fo:font-weight="normal" style:font-weight-asian="normal" style:font-weight-complex="normal"/>
    </style:style>
    <style:style style:name="T4" style:family="text">
      <style:text-properties fo:font-weight="normal" officeooo:rsid="002225f7" style:font-weight-asian="normal" style:font-weight-complex="normal"/>
    </style:style>
    <style:style style:name="T5" style:family="text">
      <style:text-properties fo:font-weight="normal" officeooo:rsid="0023d26d" style:font-weight-asian="normal" style:font-weight-complex="normal"/>
    </style:style>
    <style:style style:name="T6" style:family="text">
      <style:text-properties fo:font-weight="normal" officeooo:rsid="00246372" style:font-weight-asian="normal" style:font-weight-complex="normal"/>
    </style:style>
    <style:style style:name="T7" style:family="text">
      <style:text-properties fo:font-weight="normal" officeooo:rsid="00256b1d" style:font-weight-asian="normal" style:font-weight-complex="normal"/>
    </style:style>
    <style:style style:name="T8" style:family="text">
      <style:text-properties fo:font-weight="normal" officeooo:rsid="00276917" style:font-weight-asian="normal" style:font-weight-complex="normal"/>
    </style:style>
    <style:style style:name="T9" style:family="text">
      <style:text-properties fo:font-weight="normal" officeooo:rsid="002a3a07" style:font-weight-asian="normal" style:font-weight-complex="normal"/>
    </style:style>
    <style:style style:name="T10" style:family="text">
      <style:text-properties fo:font-weight="normal" officeooo:rsid="002a6e0a" style:font-weight-asian="normal" style:font-weight-complex="normal"/>
    </style:style>
    <style:style style:name="T11" style:family="text">
      <style:text-properties fo:font-weight="normal" officeooo:rsid="002c0dcf" style:font-weight-asian="normal" style:font-weight-complex="normal"/>
    </style:style>
    <style:style style:name="T12" style:family="text">
      <style:text-properties fo:font-weight="normal" officeooo:rsid="002c46ed" style:font-weight-asian="normal" style:font-weight-complex="normal"/>
    </style:style>
    <style:style style:name="T13" style:family="text">
      <style:text-properties fo:font-weight="normal" officeooo:rsid="002cd4e2" style:font-weight-asian="normal" style:font-weight-complex="normal"/>
    </style:style>
    <style:style style:name="T14" style:family="text">
      <style:text-properties fo:font-weight="normal" officeooo:rsid="002ea569" style:font-weight-asian="normal" style:font-weight-complex="normal"/>
    </style:style>
    <style:style style:name="T15" style:family="text">
      <style:text-properties fo:font-weight="normal" officeooo:rsid="002ff991" style:font-weight-asian="normal" style:font-weight-complex="normal"/>
    </style:style>
    <style:style style:name="T16" style:family="text">
      <style:text-properties fo:font-weight="normal" officeooo:rsid="00310a62" style:font-weight-asian="normal" style:font-weight-complex="normal"/>
    </style:style>
    <style:style style:name="T17" style:family="text">
      <style:text-properties fo:font-weight="normal" officeooo:rsid="00317bfc" style:font-weight-asian="normal" style:font-weight-complex="normal"/>
    </style:style>
    <style:style style:name="T18" style:family="text">
      <style:text-properties fo:font-weight="normal" officeooo:rsid="00321431" style:font-weight-asian="normal" style:font-weight-complex="normal"/>
    </style:style>
    <style:style style:name="T19" style:family="text">
      <style:text-properties fo:font-weight="normal" officeooo:rsid="00336962" style:font-weight-asian="normal" style:font-weight-complex="normal"/>
    </style:style>
    <style:style style:name="T20" style:family="text">
      <style:text-properties fo:font-weight="normal" officeooo:rsid="0039ab55" style:font-weight-asian="normal" style:font-weight-complex="normal"/>
    </style:style>
    <style:style style:name="T21" style:family="text">
      <style:text-properties fo:font-weight="normal" officeooo:rsid="003927bf" style:font-weight-asian="normal" style:font-weight-complex="normal"/>
    </style:style>
    <style:style style:name="T22" style:family="text">
      <style:text-properties fo:font-weight="normal" officeooo:rsid="003b2695" style:font-weight-asian="normal" style:font-weight-complex="normal"/>
    </style:style>
    <style:style style:name="T23" style:family="text">
      <style:text-properties fo:font-weight="normal" officeooo:rsid="003c5783" style:font-weight-asian="normal" style:font-weight-complex="normal"/>
    </style:style>
    <style:style style:name="T24" style:family="text">
      <style:text-properties fo:font-weight="normal" officeooo:rsid="00419690" style:font-weight-asian="normal" style:font-weight-complex="normal"/>
    </style:style>
    <style:style style:name="T25" style:family="text">
      <style:text-properties fo:font-weight="normal" officeooo:rsid="00433a5f" style:font-weight-asian="normal" style:font-weight-complex="normal"/>
    </style:style>
    <style:style style:name="T26" style:family="text">
      <style:text-properties fo:font-weight="normal" officeooo:rsid="0045a3f6" style:font-weight-asian="normal" style:font-weight-complex="normal"/>
    </style:style>
    <style:style style:name="T27" style:family="text">
      <style:text-properties fo:font-weight="normal" officeooo:rsid="00517f93" style:font-weight-asian="normal" style:font-weight-complex="normal"/>
    </style:style>
    <style:style style:name="T28" style:family="text">
      <style:text-properties fo:font-weight="normal" officeooo:rsid="00534280" style:font-weight-asian="normal" style:font-weight-complex="normal"/>
    </style:style>
    <style:style style:name="T29" style:family="text">
      <style:text-properties fo:font-weight="normal" officeooo:rsid="00575f09" style:font-weight-asian="normal" style:font-weight-complex="normal"/>
    </style:style>
    <style:style style:name="T30" style:family="text">
      <style:text-properties fo:font-weight="normal" officeooo:rsid="00580666" style:font-weight-asian="normal" style:font-weight-complex="normal"/>
    </style:style>
    <style:style style:name="T31" style:family="text">
      <style:text-properties fo:font-weight="normal" officeooo:rsid="0058b07f" style:font-weight-asian="normal" style:font-weight-complex="normal"/>
    </style:style>
    <style:style style:name="T32" style:family="text">
      <style:text-properties fo:font-weight="normal" officeooo:rsid="00590a9c" style:font-weight-asian="normal" style:font-weight-complex="normal"/>
    </style:style>
    <style:style style:name="T33" style:family="text">
      <style:text-properties fo:font-weight="normal" officeooo:rsid="005b418c" style:font-weight-asian="normal" style:font-weight-complex="normal"/>
    </style:style>
    <style:style style:name="T34" style:family="text">
      <style:text-properties fo:font-weight="normal" officeooo:rsid="005c70ba" style:font-weight-asian="normal" style:font-weight-complex="normal"/>
    </style:style>
    <style:style style:name="T35" style:family="text">
      <style:text-properties fo:font-weight="normal" officeooo:rsid="005d916a" style:font-weight-asian="normal" style:font-weight-complex="normal"/>
    </style:style>
    <style:style style:name="T36" style:family="text">
      <style:text-properties fo:font-weight="normal" officeooo:rsid="00606b37" style:font-weight-asian="normal" style:font-weight-complex="normal"/>
    </style:style>
    <style:style style:name="T37" style:family="text">
      <style:text-properties fo:font-weight="normal" officeooo:rsid="0062629b" style:font-weight-asian="normal" style:font-weight-complex="normal"/>
    </style:style>
    <style:style style:name="T38" style:family="text">
      <style:text-properties fo:font-weight="normal" officeooo:rsid="006459c7" style:font-weight-asian="normal" style:font-weight-complex="normal"/>
    </style:style>
    <style:style style:name="T39" style:family="text">
      <style:text-properties fo:font-weight="normal" officeooo:rsid="00652cad" style:font-weight-asian="normal" style:font-weight-complex="normal"/>
    </style:style>
    <style:style style:name="T40" style:family="text">
      <style:text-properties fo:font-weight="normal" officeooo:rsid="006a3d43" style:font-weight-asian="normal" style:font-weight-complex="normal"/>
    </style:style>
    <style:style style:name="T41" style:family="text">
      <style:text-properties fo:font-weight="normal" officeooo:rsid="006c15c7" style:font-weight-asian="normal" style:font-weight-complex="normal"/>
    </style:style>
    <style:style style:name="T42" style:family="text">
      <style:text-properties fo:font-weight="normal" officeooo:rsid="006f0e99" style:font-weight-asian="normal" style:font-weight-complex="normal"/>
    </style:style>
    <style:style style:name="T43" style:family="text">
      <style:text-properties fo:font-weight="normal" officeooo:rsid="0070ce12" style:font-weight-asian="normal" style:font-weight-complex="normal"/>
    </style:style>
    <style:style style:name="T44" style:family="text">
      <style:text-properties fo:font-weight="normal" officeooo:rsid="007240f2" style:font-weight-asian="normal" style:font-weight-complex="normal"/>
    </style:style>
    <style:style style:name="T45" style:family="text">
      <style:text-properties fo:font-weight="normal" officeooo:rsid="00710331" style:font-weight-asian="normal" style:font-weight-complex="normal"/>
    </style:style>
    <style:style style:name="T46" style:family="text">
      <style:text-properties fo:font-weight="normal" officeooo:rsid="00756b30" style:font-weight-asian="normal" style:font-weight-complex="normal"/>
    </style:style>
    <style:style style:name="T47" style:family="text">
      <style:text-properties fo:font-weight="normal" officeooo:rsid="007c2a23" style:font-weight-asian="normal" style:font-weight-complex="normal"/>
    </style:style>
    <style:style style:name="T48" style:family="text">
      <style:text-properties officeooo:rsid="0040c9d0"/>
    </style:style>
    <style:style style:name="T49" style:family="text">
      <style:text-properties officeooo:rsid="0044041f"/>
    </style:style>
    <style:style style:name="T50" style:family="text">
      <style:text-properties officeooo:rsid="00463f39"/>
    </style:style>
    <style:style style:name="T51" style:family="text">
      <style:text-properties officeooo:rsid="00473912"/>
    </style:style>
    <style:style style:name="T52" style:family="text">
      <style:text-properties officeooo:rsid="00497d6a"/>
    </style:style>
    <style:style style:name="T53" style:family="text">
      <style:text-properties officeooo:rsid="004f381c"/>
    </style:style>
    <style:style style:name="T54" style:family="text">
      <style:text-properties officeooo:rsid="0053ff66"/>
    </style:style>
    <style:style style:name="T55" style:family="text">
      <style:text-properties officeooo:rsid="00606b37"/>
    </style:style>
    <style:style style:name="T56" style:family="text">
      <style:text-properties officeooo:rsid="0062629b"/>
    </style:style>
    <style:style style:name="T57" style:family="text">
      <style:text-properties officeooo:rsid="007439fe"/>
    </style:style>
    <style:style style:name="T58" style:family="text">
      <style:text-properties fo:font-weight="bold" officeooo:rsid="007c2a23"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a diapositiva:</text:p>
      <text:p text:style-name="P1"/>
      <text:p text:style-name="P30">Muy buen día. Mi nombre es Juan David. Es para mí un placer estar aquí ante ustedes presentándoles mi trabajo de investigación titulado: Diseño del sistema de elución y filtrado de una planta de extracción.</text:p>
      <text:p text:style-name="P30"/>
      <text:p text:style-name="P1">Segunda diapositiva:</text:p>
      <text:p text:style-name="P1"/>
      <text:p text:style-name="P31">El contenido de esta presentación se compone de lo siguiente <text:span text:style-name="T1">(leer)</text:span></text:p>
      <text:p text:style-name="P31"/>
      <text:p text:style-name="P2">Tercera diapositiva:</text:p>
      <text:p text:style-name="P2"/>
      <text:p text:style-name="P33">(leer)</text:p>
      <text:p text:style-name="P33"/>
      <text:p text:style-name="P4">Cuarta diapositiva:</text:p>
      <text:p text:style-name="P3"/>
      <text:p text:style-name="P32">Empezamos con la introducción. Consiste, básicamente, de responder lo siguiente: ¿De qué se trat<text:span text:style-name="T2">ó</text:span> todo esto?</text:p>
      <text:p text:style-name="P32"/>
      <text:p text:style-name="P4">Quinta diapositiva:</text:p>
      <text:p text:style-name="P4"/>
      <text:p text:style-name="P60"><text:span text:style-name="T4">Para </text:span><text:span text:style-name="T5">lograr explicarlo</text:span><text:span text:style-name="T4">, vamos a adoptar </text:span><text:span text:style-name="T5">el método deductivo. E</text:span><text:span text:style-name="T17">s decir:</text:span><text:span text:style-name="T5"> iremos de lo general a lo particular.</text:span></text:p>
      <text:p text:style-name="P60"><text:span text:style-name="T5"/></text:p>
      <text:p text:style-name="P5">Sexta diapositiva:</text:p>
      <text:p text:style-name="P5"/>
      <text:p text:style-name="P61"><text:span text:style-name="T12">Para ello, vamos</text:span><text:span text:style-name="T5"> a hacer un análisis geográfico: Colombia pertenece al selecto grupo de los </text:span><text:span text:style-name="T6">17 países megadiversos del mundo gracias a su posición en la línea ecuatorial. </text:span><text:span text:style-name="T8">En este grupo también se encuentran países como: Ecuador, Brasil, Venezuela, Perú y México, </text:span><text:span text:style-name="T12">por hablar de América Latina.</text:span><text:span text:style-name="T8"> </text:span><text:span text:style-name="T7">D</text:span><text:span text:style-name="T6">esafortunadamente, Colombia también se destaca como uno de los países </text:span><text:span text:style-name="T12">con mayor índice de desigualdad</text:span><text:span text:style-name="T6"> en el mundo; </text:span><text:span text:style-name="T12">hecho que se traduce</text:span><text:span text:style-name="T6"> en pobreza y analfabetismo. Esta inequidad en la distribución de la riqueza impide el desarrollo en ciencia, tecnología e innovación; </text:span><text:span text:style-name="T7">por lo que se opone a</text:span><text:span text:style-name="T8">l correcto aprovechamiento</text:span><text:span text:style-name="T7"> de nuestros recursos naturales</text:span><text:span text:style-name="T6">. </text:span><text:span text:style-name="T8">Debido a ello, cerca del 80% de la producción agrícola </text:span><text:span text:style-name="T18">en Colombia</text:span><text:span text:style-name="T8"> se concentra en monocultivos extensivos como lo son: la palma africana, café, caña de azúcar y plátano, </text:span><text:span text:style-name="T24">por mencionar algunos</text:span><text:span text:style-name="T8">. Dejando de lado nuestra verdadera riqueza natural.</text:span></text:p>
      <text:p text:style-name="P61"><text:span text:style-name="T8"/></text:p>
      <text:p text:style-name="P62"><text:span text:style-name="T8">A </text:span><text:span text:style-name="T9">diferencia de Colombia, los países de mayor riqueza en el mundo se dedican a la investigación y aprovechamiento de las propiedades únicas de los ingredientes naturales obtenidos de una biodiversidad ajena; </text:span><text:span text:style-name="T10">buscando incorporar dentro de su cadena productiva productos que brinden un mejoramiento en la calidad de vida de sus consumidores. </text:span></text:p>
      <text:p text:style-name="P62"><text:span text:style-name="T10"/></text:p>
      <text:p text:style-name="P62"><text:span text:style-name="T11">Siendo dueños </text:span><text:span text:style-name="T12">de esta enorme riqueza, ¿no sería lógico que fuesemos nosotros quienes en realidad tuviesemos la potestad </text:span><text:span text:style-name="T13">para construir</text:span><text:span text:style-name="T12"> el conocimiento y </text:span><text:span text:style-name="T13">desarrollar </text:span><text:span text:style-name="T12">las herramientas para explotar estos mercados y no unos simples proveedores de materias primas? </text:span><text:span text:style-name="T13">¿El hecho de adoptar esta filosofía no podría llegar a brindar un cambio a esta inequitativa realidad que padecemos como país tercermundista? Si nosotros, los latinoamericanos, no tomamos las riendas de nuestros países y empleamos nuestra voluntad para </text:span><text:span text:style-name="T19">generar un cambio</text:span><text:span text:style-name="T13">, nadie más lo hará por nosotros, nadie. Es, en ese sentido, </text:span><text:span text:style-name="T14">donde la innovación es crucial. </text:span><text:span text:style-name="T16">D</text:span><text:span text:style-name="T15">onde la </text:span><text:span text:style-name="T16">creación</text:span><text:span text:style-name="T15"> de nuevas herramientas para </text:span><text:span text:style-name="T19">el </text:span><text:soft-page-break/><text:span text:style-name="T19">aprovechamiento</text:span><text:span text:style-name="T15"> de esta riqueza representan el primer paso para la adopción </text:span><text:span text:style-name="T16">de una nueva era: donde seamos nosotros quienes verdaderamente disfrutemos de los frutos de nuestra madre naturaleza.</text:span></text:p>
      <text:p text:style-name="P31"/>
      <text:p text:style-name="P2">Séptima diapositiva:</text:p>
      <text:p text:style-name="P2"/>
      <text:p text:style-name="P64"><text:span text:style-name="T21">Cuando hablamos de productos naturales, </text:span><text:span text:style-name="T20">nos referimos a</text:span><text:span text:style-name="T21"> productos cosméticos, farmacéuticos o de aseo que contienen, por lo menos, uno de </text:span><text:span text:style-name="T20">estos</text:span><text:span text:style-name="T21"> dos ingredientes: aceites esenciales o extractos naturales. </text:span></text:p>
      <text:p text:style-name="P34"/>
      <text:p text:style-name="P63"><text:span text:style-name="T20">Los aceites esenciales consisten </text:span><text:span text:style-name="T22">en</text:span><text:span text:style-name="T20"> moléculas de bajo y mediano peso molecular empleadas por las plantas para garantizar su supervivencia. Pertenecen a diferentes clases de sustancias químicas: fenoles y terpenos, principalmente. </text:span><text:span text:style-name="T23">Caracterizándose, además, </text:span><text:span text:style-name="T20">por un olor típico y una alta volatilidad.</text:span></text:p>
      <text:p text:style-name="P35"/>
      <text:p text:style-name="P63"><text:span text:style-name="T20">Los extractos son sustancias p</text:span><text:span text:style-name="T26">ro</text:span><text:span text:style-name="T20">cedentes del tejido de las plantas y se componen de metabolitos y flavonoides; tratándose de moléculas de alto peso molecular obtenidas a través de un proceso extractivo, normalmente con solvente, que presentan propiedades de interés.</text:span></text:p>
      <text:p text:style-name="P63"><text:span text:style-name="T20"/></text:p>
      <text:p text:style-name="P65"><text:span text:style-name="T20">E</text:span><text:span text:style-name="T3">l objetivo detrás de este trabajo radica en la obtención de extracto</text:span><text:span text:style-name="T25">s</text:span><text:span text:style-name="T3">.</text:span></text:p>
      <text:p text:style-name="P63"><text:span text:style-name="T20"/></text:p>
      <text:p text:style-name="P6">Octava diapositiva:</text:p>
      <text:p text:style-name="P6"/>
      <text:p text:style-name="P36">El proceso de extracción, <text:span text:style-name="T49">bien </text:span>sea aceite esencial <text:span text:style-name="T48">o extracto, radica en lo siguiente:</text:span></text:p>
      <text:p text:style-name="P36"/>
      <text:p text:style-name="P37">La materia prima, que contiene en su interior <text:span text:style-name="T50">los analitos</text:span> de interés <text:span text:style-name="T52">y procede de hojas, flores, tallos o raíces de plantas aromáticas y medicinales,</text:span> se mezcla con un solvente <text:span text:style-name="T50">cuya polaridad permite atraer el producto. Luego, se separa la mezcla mediante procesos físicoquimicos obteniendo el resid</text:span><text:span text:style-name="T54">u</text:span><text:span text:style-name="T50">o vegetal y la mezcla entre el solvente y el producto.</text:span></text:p>
      <text:p text:style-name="P37"/>
      <text:p text:style-name="P38">Lo que define que el producto final sea aceite esencial o extracto son las condiciones termodinámicas del proceso de extracción. En términos productivos, si <text:span text:style-name="T51">el solvente es agua y</text:span> la extracción se realiza en condiciones de ebullición de la mezcla; lo que se busca obtener es aceite esencial. <text:span text:style-name="T51">S</text:span>i, por el contrario, la extracción se desarrolla con una temperatura de solvente inferior a los 80 ºC, el producto final será extracto.</text:p>
      <text:p text:style-name="P41"/>
      <text:p text:style-name="P38"/>
      <text:p text:style-name="P7">Novena diapositiva:</text:p>
      <text:p text:style-name="P7"/>
      <text:p text:style-name="P39">El método de dispersión de la matriz en fase sólida – MSPD, por sus siglas en inglés es un método ampliamente usado para la obtención y análisis de extractos procedentes de muestras biológicas. Se destaca por: (leer)</text:p>
      <text:p text:style-name="P39"/>
      <text:p text:style-name="P8">Décima diapositva:</text:p>
      <text:p text:style-name="P8"/>
      <text:p text:style-name="P39">Consiste, básicamente, de tres etapas:</text:p>
      <text:p text:style-name="P39"/>
      <text:p text:style-name="P39">La primera es la etapa de molienda: <text:s/>que busca reducir el tamaño de partícula, <text:span text:style-name="T53">con la ayuda de un agente dispersante (normalmente, arena de río)</text:span> del material vegetal con el fin de incrementar el área de transferencia de masa. </text:p>
      <text:p text:style-name="P39"/>
      <text:p text:style-name="P40"><text:soft-page-break/>La segunda es la etapa de elución y filtrado: consiste en la mezcla del material pulverizado y el solvente, produciendo el fenómeno de extracción. Una vez se satura el solvente con el extracto, se procede a separar la mezcla en las fases sólida y líquida.</text:p>
      <text:p text:style-name="P40"/>
      <text:p text:style-name="P40">Finalmente, se procede a la etapa de separación de sustancias; separando el extracto del solvente a través de la evaporación al vacío para garantizar la estabilidad química del extracto y recuperar el solvente para su reutilización. </text:p>
      <text:p text:style-name="P40"/>
      <text:p text:style-name="P66"><text:span text:style-name="T27">El presente trabajo se </text:span><text:span text:style-name="T28">centra</text:span><text:span text:style-name="T27"> en esta segunda etapa, principalmente en la </text:span><text:span text:style-name="T28">s</text:span><text:span text:style-name="T27">eparación de las fases sólida y líquida.</text:span></text:p>
      <text:p text:style-name="P40"/>
      <text:p text:style-name="P40"/>
      <text:p text:style-name="P9">Undécima diapositiva:</text:p>
      <text:p text:style-name="P9"/>
      <text:p text:style-name="P67"><text:span text:style-name="T32">Algunos podrían pr</text:span><text:span text:style-name="T33">e</text:span><text:span text:style-name="T32">guntarse porqué esta etapa. Bueno, he de comentarles que, c</text:span><text:span text:style-name="T29">on base en el método MSPD, </text:span><text:span text:style-name="T34">el profesor Omar y yo </text:span><text:span text:style-name="T31">invent</text:span><text:span text:style-name="T34">amos</text:span><text:span text:style-name="T31"> </text:span><text:span text:style-name="T29">una planta de extracción </text:span><text:span text:style-name="T31">que se patentó en noviembre de 2018</text:span><text:span text:style-name="T29">. La materia prima </text:span><text:span text:style-name="T31">procesada </text:span><text:span text:style-name="T30">se trata de</text:span><text:span text:style-name="T29"> material vegetal seco y postdestilado. </text:span><text:span text:style-name="T31">La invención consiste de un molino de bolas, resideñado como recipiente a presión, una unidad evaporadora, un condensador y una torre de enfriamiento, entre muchos otros.</text:span></text:p>
      <text:p text:style-name="P67"><text:span text:style-name="T31"/></text:p>
      <text:p text:style-name="P68"><text:span text:style-name="T31">E</text:span><text:span text:style-name="T32">n pruebas experimentales desarrolladas a la planta construida, se identificó que la etapa de elución y filtrado es el cuello de botella del proceso productivo debido a que el tiempo de esta </text:span><text:span text:style-name="T33">es cerca del doble del tiempo requerido por las otras etapas. Por esta razón </text:span><text:span text:style-name="T35">se decidió estudiar la viabilidad de adaptar un sistema de sedimentación de placas paralelas como sistema de elución y filtrado de la planta de extracción; desarrollando, además, una metodología de diseño automático a través de herramientas de código abierto.</text:span></text:p>
      <text:p text:style-name="P68"><text:span text:style-name="T35"/></text:p>
      <text:p text:style-name="P10">Diapositiva 12:</text:p>
      <text:p text:style-name="P10"/>
      <text:p text:style-name="P42">Ahora, hablaremos sobre el proceso de sedimentación; que es el fenómeno físico empleado como base para la etapa de elución y filtrado de la planta de extracción.</text:p>
      <text:p text:style-name="P42"/>
      <text:p text:style-name="P11">Diapositiva 13:</text:p>
      <text:p text:style-name="P43"/>
      <text:p text:style-name="P44">La sedimentación se <text:span text:style-name="T55">produce debido a la diferencia de densidades entre el sólido y el fluido y debido a la acción de la aceleración gravitacional; como podemos observar en la Figura.</text:span></text:p>
      <text:p text:style-name="P44"/>
      <text:p text:style-name="P45">(leer)</text:p>
      <text:p text:style-name="P45"/>
      <text:p text:style-name="P13">Diapositiva 14:</text:p>
      <text:p text:style-name="P13"/>
      <text:p text:style-name="P14"/>
      <text:p text:style-name="P70"><text:span text:style-name="T38">Se han desarrollado estudios que evalúan la velocidad de sedimentación, </text:span><text:span text:style-name="T39">debido a la acción de la gravedad, con respecto</text:span><text:span text:style-name="T38"> a</text:span><text:span text:style-name="T39">l</text:span><text:span text:style-name="T38"> tamaño de partícula. </text:span><text:span text:style-name="T39">El tiempo requerido para formar un centímetro de sedimentos, para</text:span><text:span text:style-name="T38"> partículas esféricas </text:span><text:span text:style-name="T39">con</text:span><text:span text:style-name="T38"> una densidad de, aproximadamente, el doble del agua, se obt</text:span><text:span text:style-name="T39">uvo lo siguiente (leer) .</text:span></text:p>
      <text:p text:style-name="P70"><text:span text:style-name="T38"/></text:p>
      <text:p text:style-name="P70"><text:span text:style-name="T38"/></text:p>
      <text:p text:style-name="P70"><text:span text:style-name="T38"/></text:p>
      <text:p text:style-name="P45"><text:soft-page-break/></text:p>
      <text:p text:style-name="P12">Diapositiva 1<text:span text:style-name="T56">5</text:span>:</text:p>
      <text:p text:style-name="P12"/>
      <text:p text:style-name="P69"><text:span text:style-name="T36">La sedimentación es ampliamente usada en el tratamiento de aguas residuales como mecanismo de </text:span><text:span text:style-name="T37">remoción de sólidos</text:span><text:span text:style-name="T36">. </text:span><text:span text:style-name="T37">Tanto en sistemas convencionales como innovadores, es común encontrar tanques de sedimentación de placas inclinadas para la remoción de mezclas sólido-líquido. </text:span><text:span text:style-name="T40">En este sistema de tratamiento creado por Rozkosny, el tanque sedimentador de placas inclinadas se emplea como mecanismo de remoción de partículas sólidas, mientras que las raíces de las plantas, que se encuentran sembradas en sustratos rocosos, </text:span><text:span text:style-name="T41">son empleadas como medio de purificación</text:span><text:span text:style-name="T40">. Plantas de la familia gramínea, como la especie Chrysopogon zizanioides, son empleadas en la industria como biorreactores para la purificación del agua debido a su capacidad de metabolizar metales pesados y sustancias tóxicas para el cuerpo humano.</text:span></text:p>
      <text:p text:style-name="P69"><text:span text:style-name="T37"/></text:p>
      <text:p text:style-name="P15">Diapositiva 16:</text:p>
      <text:p text:style-name="P15"/>
      <text:p text:style-name="P46">Un sistema de sedimentación de placas paralelas es, normalmente, una estructura rectangular, o circular, y se emplea para la remoción de partículas sólidas. Está compuesta por compartimientos, o lamelas, inclinadas, normalmente a un ángulo de 60º.</text:p>
      <text:p text:style-name="P46"/>
      <text:p text:style-name="P46">Esta distribución geométrica busca cumplir dos objetivos claros: por un lado, incrementar el área de sedimentación que, a su vez, incrementa la eficiencia de remoción de sólidos; y <text:span text:style-name="T57">por otro </text:span>garantizar la existencia de flujo laminar dentro de cada compartimiento. Si el comportamiento del flujo fuese de carácter turbulento, la sedimentación no se produciría debido a la producción de vórtices y reflujos internos dentro de cada lamela.</text:p>
      <text:p text:style-name="P46"/>
      <text:p text:style-name="P16">Diapositiva 17:</text:p>
      <text:p text:style-name="P46"/>
      <text:p text:style-name="P47">Para realizar el diseño del sistema de sedimentación, se desarrolló un análisis teórico aproximado que permite predecir la interacción fluido-partícula dentro de una lamela. A partir de este análisis, es posible obtener información referente a la velocidad de sedimentación máxima, crítica e información sobre la carga superficial en una lamela.</text:p>
      <text:p text:style-name="P47"/>
      <text:p text:style-name="P71"><text:span text:style-name="T42">Del análisis hidrodinámico de una partícula es posible observar que esta está en función de tres vectores: una fuerza de arrastre, el peso de la partícula y la aceleración de la misma. Cuando la partícula alcanza el equilibrio dinámico con el medio circundante: la aceleración se hace cero y la velocidad será máxima y constante. En términos matemáticos, al realizar sumatoria de fuerzas en el sentido vertical </text:span><text:span text:style-name="T46">es posible definir una relación para la velocidad de asentamiento máxima.</text:span></text:p>
      <text:p text:style-name="P71"><text:span text:style-name="T42"/></text:p>
      <text:p text:style-name="P72"><text:span text:style-name="T42">A</text:span><text:span text:style-name="T43">l analizar la cinemática de una partícula, se identifica que esta tiende a moverse en la misma dirección y velocidad del fluido. Sin embargo, debido al peso de la misma y a la diferencia de densidades, la partícula tiene una velocidad de asentamiento a favor de la gravedad. Al desarrollar semejanza de triángulos, se obtiene que la velocidad de asentamiento e</text:span><text:span text:style-name="T46">en función del</text:span><text:span text:style-name="T43"> ángulo de inclinación. </text:span><text:span text:style-name="T46">C</text:span><text:span text:style-name="T43">uando <text:s/>el ángulo de inclinación es cero, la velocidad de asentamiento será igual al caudal sobre el área de sedimentación. Esto se conoce en la literatura como carga superficial. Toda partícula discreta que posea una velocidad de asentamiento igual o mayor que el valor de carga superfial serán completamente removidas.</text:span></text:p>
      <text:p text:style-name="P72"><text:span text:style-name="T43"/></text:p>
      <text:p text:style-name="P73"><text:span text:style-name="T43">F</text:span><text:span text:style-name="T45">inalmente, es posible también desarrollar un análisis referente a la trayectoria de las partículas con base en los resultados obtenidos en el estudio cinemático. </text:span><text:span text:style-name="T44">A partir de allí surge la siguiente ecuación </text:span><text:soft-page-break/><text:span text:style-name="T44">diferencial; que, al resolverla mediante integración directa y al evaluarla con respecto a las condiciones de frontera, es posible obtener la ecuación que representa la familia de trayectorias del sistema de sedimentación. La velocidad de sedimentación, en una lamela, es máxima cuando ésta alcanza el punto máximo posible de su trayectoria. Evalua</text:span><text:span text:style-name="T46">n</text:span><text:span text:style-name="T44">do la ecuación de familias de trayectorias en este punto, se obtiene la velocidad de sedimentación crítica. En la literatura está estipuldao que toda partícula suspendida con una velocidad de asentamiento mayor o igual a la velocidad de sedimentación crítica será completamente removida del sedimentador.</text:span></text:p>
      <text:p text:style-name="P73"><text:span text:style-name="T44"/></text:p>
      <text:p text:style-name="P17">Diapositiva 18:</text:p>
      <text:p text:style-name="P17"/>
      <text:p text:style-name="P18">(leer)</text:p>
      <text:p text:style-name="P18"/>
      <text:p text:style-name="P18">Diapositiva 19:</text:p>
      <text:p text:style-name="P18"/>
      <text:p text:style-name="P48">A continuación, hablaremos sobre los métodos numéricos empleados para predecir la interacción fluido-partícula en el sedimentador.</text:p>
      <text:p text:style-name="P48"/>
      <text:p text:style-name="P18">Diapositiva 20:</text:p>
      <text:p text:style-name="P18"/>
      <text:p text:style-name="P48"/>
      <text:p text:style-name="P48">CFD-DEM es un acrónimo referido a la dinámica de fluidos computacional ,o CFD por sus siglas en inglés, y al método de elementos discretos DEM, por sus siglas en inglés. En términos prácticos (leer).</text:p>
      <text:p text:style-name="P48"/>
      <text:p text:style-name="P19">Diapositiva 21:</text:p>
      <text:p text:style-name="P19"/>
      <text:p text:style-name="P49">(leer)</text:p>
      <text:p text:style-name="P73"><text:span text:style-name="T44"/></text:p>
      <text:p text:style-name="P19">Diapositiva 22:</text:p>
      <text:p text:style-name="P19"/>
      <text:p text:style-name="P50">(leer)</text:p>
      <text:p text:style-name="P50"/>
      <text:p text:style-name="P20">Diapositiva 23:</text:p>
      <text:p text:style-name="P20"/>
      <text:p text:style-name="P51">Una vez discretizado el dominio, se definen las condiciones de frontera del problema referentes a velocidad incial y condiciones de presurización. Para la solución del sistema de ecuaciones algebraicas obtenidas a partir de la discretización del dominio, se usa el solucionador pimpleFOAM de openFOAM; esto debido a la posible generación de vórtices y reflujos en la interacción fluido-partícula.</text:p>
      <text:p text:style-name="P51"/>
      <text:p text:style-name="P21">Diapositiva 24:</text:p>
      <text:p text:style-name="P21"/>
      <text:p text:style-name="P52">El método DEM busca definir parámetros dinámicos de cada una de las partículas. Las ecuaciones gobernantes que se buscan solucionar proceden de la segunda ley de Newton en términos de <text:s/>sumatorias de fuerzas y torques.</text:p>
      <text:p text:style-name="P52"/>
      <text:p text:style-name="P52"/>
      <text:p text:style-name="P52"/>
      <text:p text:style-name="P52"/>
      <text:p text:style-name="P52"/>
      <text:p text:style-name="P22"><text:soft-page-break/>Diapositiva 25:</text:p>
      <text:p text:style-name="P22"/>
      <text:p text:style-name="P52">Relacionando la teoría referente a los métodos CFD y DEM con respecto a los sedimentadores de placas paralelas, se encuentran en la literatura dos enfoques de análisis distintos: Euler – Euler y Euler – Lagrange. En l enfoque Euler – Euler, o también llamado: “modelo de dos fluidos”, las fases sólido y líquido se modelan como una mezcla de líquidos inmiscibles; donde las propiedades de la fase sólida, tales como densidad y viscosidad, se establecen a través de una relación constitutiva. Este enfoque requiere una adaptación directa de las ecuaciones de momento del método CFD.</text:p>
      <text:p text:style-name="P52"/>
      <text:p text:style-name="P52">Por otro lado, el enfoque Euler – Lagrange adopta la teoría continua para la fase líquida y resuelve el problema cinemático de cada partícula individual directamente; permitiendo conocer información referente a la posición, velocidad y fuerza hidrodinámica, entre otros, de cada partícula para cada instante de tiempo. Dando a conocer así, la interacción fluido-partícula.</text:p>
      <text:p text:style-name="P52"/>
      <text:p text:style-name="P22"/>
      <text:p text:style-name="P23">Diapositvia 31:</text:p>
      <text:p text:style-name="P23"/>
      <text:p text:style-name="P74"><text:span text:style-name="T47">A continuación, realizaremos el análisis de resultados.</text:span></text:p>
      <text:p text:style-name="P74"><text:span text:style-name="T47"/></text:p>
      <text:p text:style-name="P74"><text:span text:style-name="T58">Diapositiva 32:</text:span></text:p>
      <text:p text:style-name="P74"><text:span text:style-name="T58"/></text:p>
      <text:p text:style-name="P74"><text:span text:style-name="T47">Se elaboró un estudio de refinamiento de malla empleando el método CFD para calcular la diferencia porcentual máxima entre una malla y otra con el fin de definir la malla más adecuada para el desarrollo de la simulación CFD-DEM. Se desarrollan cuatro iteraciones distintas en donde se seleccionó la malla dee 17636 nodos que presenta una diferencia porcentual máxima del 3.17% con respecto a la malla de 8832 nodos.</text:span></text:p>
      <text:p text:style-name="P74"><text:span text:style-name="T47"/></text:p>
      <text:p text:style-name="P23">Diapositiva 33:</text:p>
      <text:p text:style-name="P23"/>
      <text:p text:style-name="P53">Al comparar la distribución de velocidades de los métodos CFD y CFD-DEM, se observa un comportamiento drásticamente distinto debido a la sedimentación sufrida por las partículas. Se observa que en la simulación CFD la velocidad máxima del flujo se encuentra en la primera lamela, comportamiento consecuente a la realidad debido al desarrollo de flujos en serie; mientras que en la simulación CFD-DEM se evidencia en las lamelas que la velocidad máxima de flujo ocurre de la última a la primera, consecuencia de los vórtices y reflujos producidos en el cuerpo del sedimentador.</text:p>
      <text:p text:style-name="P53"/>
      <text:p text:style-name="P24">Diapositiva 34:</text:p>
      <text:p text:style-name="P24"/>
      <text:p text:style-name="P54">Con respecto a la distribución de presiones sobre el volumen de control, es claro que la simulación CFD-DEM carece de la simetría obtenida en la simulación CFD; en donde se observa que los valores de presión máxima tienden a encontrarse en la zona de congregación de los sedimentos. </text:p>
      <text:p text:style-name="P54"/>
      <text:p text:style-name="P55">Estos comportamientos evidenciados rectifican la decisión de haber empleado un solucionador basado en pimpleFOAM adaptado para resolver el problema Euler – Lagrange.</text:p>
      <text:p text:style-name="P54"/>
      <text:p text:style-name="P54"/>
      <text:p text:style-name="P54"/>
      <text:p text:style-name="P54"/>
      <text:p text:style-name="P54"/>
      <text:p text:style-name="P25"><text:soft-page-break/>Diapositiva 35:</text:p>
      <text:p text:style-name="P25"/>
      <text:p text:style-name="P56">Finalmente, se analiza el comportamiento de los residuales de la simulación CFD-DEM; en dónde la línea morada corresponde al residual de presión, la de color cian al residual de la velocidad en y y la de color verde al residual de la velocidad en x. El comportamiento de los residuales está directamente relacionado con la magnitud de los errores en la solución de las ecuaciones gobernantes de los métodos de volúmenes finitos y elementos discretos. Debido al hecho de que los residuales tienden a aglomerarse en valores cercanos a cero, son un indicativo de alta precisión del modelo numérico implementado. Las variaciones vistas en el residual de presión corresponden a la vorticidad originada dentro del volumen de control. Mientras que los residuales de velocidad presentan un comportamiento con pequeñas variaciones durante el desarrollo del flujo.</text:p>
      <text:p text:style-name="P56"/>
      <text:p text:style-name="P26">Diapositiva 36:</text:p>
      <text:p text:style-name="P26"/>
      <text:p text:style-name="P57">Para la validación del modelo CFD-DEM empleado, se resolvió un problema de la literatura con el fin de corroborar su efectividad en la definición de la interacción fluido-partícula.</text:p>
      <text:p text:style-name="P57"/>
      <text:p text:style-name="P27">Diapositiva 37:</text:p>
      <text:p text:style-name="P27"/>
      <text:p text:style-name="P58">(leer)</text:p>
      <text:p text:style-name="P58"/>
      <text:p text:style-name="P28">Diapositiva 38:</text:p>
      <text:p text:style-name="P28"/>
      <text:p text:style-name="P59">Fessler &amp; Eaton utilizaron el montaje experimental mostrado. Las mediciones de velocidad del fluido se realizaron a través de un anemómetro láser Doppler y el campo de densidad medio de las partículas se realizó a través de un algoritmo de procesamiento de imáge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6T21:12:06.319965433</meta:creation-date>
    <dc:date>2021-02-19T13:55:35.329347790</dc:date>
    <meta:editing-duration>P1DT13H14M56S</meta:editing-duration>
    <meta:editing-cycles>74</meta:editing-cycles>
    <meta:generator>LibreOffice/6.4.6.2$Linux_X86_64 LibreOffice_project/40$Build-2</meta:generator>
    <meta:document-statistic meta:table-count="0" meta:image-count="0" meta:object-count="0" meta:page-count="7" meta:paragraph-count="85" meta:word-count="2507" meta:character-count="16180" meta:non-whitespace-character-count="13744"/>
  </office:meta>
</office:document-meta>
</file>